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imulating Collisional Dark Matte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Alejandro Acevedo Barroso</text:p>
            <text:p/>
            <text:p>ja.acevedo12@uniandes.edu.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to bother with collisional DM?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consistencies with CDM/ DM particl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Boltzmann Equ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lving Boltzmann Equation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ttice-Bolztmann and Automata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 of the Algorith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rea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llisionless exampl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llisional term BGK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quilibrium Distribu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llisional Exampl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erent Tau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llisional inestabilit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eans inestabilit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Densit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hase-spa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aussian distribu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Densit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 on phase-spa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20:22:21.463617348</meta:creation-date>
    <meta:editing-duration>PT7M48S</meta:editing-duration>
    <meta:editing-cycles>5</meta:editing-cycles>
    <meta:generator>LibreOffice/6.0.3.2$Linux_X86_64 LibreOffice_project/00m0$Build-2</meta:generator>
    <dc:title>Alizarin</dc:title>
    <dc:date>2018-07-24T02:14:57.631490871</dc:date>
    <meta:document-statistic meta:object-count="121"/>
  </office:meta>
</office:document-meta>
</file>